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96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445cm" svg:height="1.27cm" svg:x="4.81cm" svg:y="13.7cm">
          <text:p text:style-name="P1">pathInpu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6.715cm" svg:y="18.145cm">
          <text:p text:style-name="P1">pathConvert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13.065cm" svg:y="18.145cm">
          <text:p text:style-name="P1">pathOut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12.43cm" svg:x2="6.715cm" svg:y2="13.7cm">
          <text:p text:style-name="P3"/>
        </draw:line>
        <draw:line draw:style-name="gr2" draw:text-style-name="P2" draw:layer="layout" svg:x1="5.445cm" svg:y1="14.97cm" svg:x2="9.255cm" svg:y2="18.145cm">
          <text:p text:style-name="P3"/>
        </draw:line>
        <draw:frame draw:style-name="gr3" draw:text-style-name="P3" draw:layer="layout" svg:width="6.985cm" svg:height="1.681cm" svg:x="4.81cm" svg:y="15.829cm">
          <draw:text-box>
            <text:p text:style-name="P3">Images are moved once used</text:p>
          </draw:text-box>
        </draw:frame>
        <draw:frame draw:style-name="gr4" draw:text-style-name="P3" draw:layer="layout" svg:width="4.445cm" svg:height="0.966cm" svg:x="9.255cm" svg:y="14.335cm">
          <draw:text-box>
            <text:p text:style-name="P3"/>
          </draw:text-box>
        </draw:frame>
        <draw:line draw:style-name="gr5" draw:text-style-name="P2" draw:layer="layout" svg:x1="9.255cm" svg:y1="14.335cm" svg:x2="14.97cm" svg:y2="18.145cm">
          <text:p text:style-name="P3"/>
        </draw:line>
        <draw:frame draw:style-name="gr6" draw:text-style-name="P3" draw:layer="layout" svg:width="6.985cm" svg:height="1.681cm" svg:x="11.16cm" svg:y="15.99cm">
          <draw:text-box>
            <text:p text:style-name="P3">The OST imageset ends up in the output</text:p>
          </draw:text-box>
        </draw:frame>
        <draw:frame draw:style-name="gr6" draw:text-style-name="P3" draw:layer="layout" svg:width="9.525cm" svg:height="1.681cm" svg:x="9.255cm" svg:y="12.019cm">
          <draw:text-box>
            <text:p text:style-name="P3">New images from microscope or earlier recording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meta:creation-date>2007-08-06T09:48:48</meta:creation-date>
    <dc:date>2007-08-06T09:55:11</dc:date>
    <dc:language>en</dc:language>
    <meta:editing-cycles>2</meta:editing-cycles>
    <meta:editing-duration>PT6M2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